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be86b" style:font-size-asian="7.5pt" style:font-size-complex="7.5pt"/>
    </style:style>
    <style:style style:name="P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2be86b" officeooo:paragraph-rsid="002da48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be86b" officeooo:paragraph-rsid="002be86b" style:font-size-asian="7.5pt" style:font-style-asian="normal" style:font-size-complex="7.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7.5pt" fo:font-style="normal" style:text-underline-style="none" officeooo:rsid="002be86b" officeooo:paragraph-rsid="002da48e" style:font-size-asian="7.5pt" style:font-style-asian="normal" style:font-size-complex="7.5pt" style:font-style-complex="normal"/>
    </style:style>
    <style:style style:name="P5" style:family="paragraph" style:parent-style-name="Standard">
      <style:paragraph-properties fo:text-align="start" style:justify-single-word="false" fo:break-before="column"/>
      <style:text-properties style:font-name="DejaVu Serif" fo:font-size="7.5pt" officeooo:rsid="002be86b" officeooo:paragraph-rsid="002da48e" style:font-size-asian="7.5pt" style:font-size-complex="7.5pt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da48e" style:font-style-asian="normal" style:font-style-complex="normal"/>
    </style:style>
    <style:style style:name="T3" style:family="text">
      <style:text-properties fo:font-style="normal" style:text-underline-style="none" officeooo:rsid="002be86b" style:font-style-asian="normal" style:font-style-complex="normal"/>
    </style:style>
    <style:style style:name="T4" style:family="text">
      <style:text-properties fo:font-size="7.5pt" fo:font-style="normal" style:text-underline-style="none" style:font-size-asian="7.5pt" style:font-style-asian="normal" style:font-size-complex="7.5pt" style:font-style-complex="normal"/>
    </style:style>
    <style:style style:name="T5" style:family="text">
      <style:text-properties fo:font-size="7.5pt" fo:font-style="normal" style:text-underline-style="none" officeooo:rsid="002da48e" style:font-size-asian="7.5pt" style:font-style-asian="normal" style:font-size-complex="7.5pt" style:font-style-complex="normal"/>
    </style:style>
    <style:style style:name="T6" style:family="text">
      <style:text-properties officeooo:rsid="002da4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n OSP workshop<text:line-break/>at Typojanchi 2013<text:line-break/><text:line-break/><text:line-break/></text:span><text:span text:style-name="T5">30/9 – 4/10<text:line-break/>Seoul Station</text:span></text:p>
      <text:p text:style-name="P5"><text:span text:style-name="T2">Potential titles.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>We've hesitated a lot, finally not to decide a title for the workshop.</text:span></text:p>
      <text:p text:style-name="P4"><text:span text:style-name="T6"/></text:p>
      <text:p text:style-name="P4">Optically Recognizing Characters?</text:p>
      <text:p text:style-name="P3">Automating observations?</text:p>
      <text:p text:style-name="P3">Human reading machine?</text:p>
      <text:p text:style-name="P3"/>
      <text:p text:style-name="P3">— Declutching OCR</text:p>
      <text:p text:style-name="P3">— Can we read like machines?</text:p>
      <text:p text:style-name="P3">— Protocr</text:p>
      <text:p text:style-name="P3"/>
      <text:p text:style-name="P3">Or from sentences of Tesseract training documentation</text:p>
      <text:p text:style-name="P3">— Character normalization sensitivity prototypes</text:p>
      <text:p text:style-name="P3">— Could this output normproto?</text:p>
      <text:p text:style-name="P3"/>
      <text:p text:style-name="P3">Or 'simply'</text:p>
      <text:p text:style-name="P3">— Normprotocr</text:p>
      <text:p text:style-name="P3">— Normproto</text:p>
      <text:p text:style-name="P3"/>
      <text:p text:style-name="P3">Or elsewhere</text:p>
      <text:p text:style-name="P3">— Each letter is replaced by a ?</text:p>
      <text:p text:style-name="P3">— How little can you get away with?</text:p>
      <text:p text:style-name="P3">— Declutching training data</text:p>
      <text:p text:style-name="P3">— How little can training data be?</text:p>
      <text:p text:style-name="P3">— OCR training data</text:p>
      <text:p text:style-name="P3">— Training data for OCR</text:p>
      <text:p text:style-name="P1"><text:span text:style-name="T3">— Can training data be reclaimed?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38:07</dc:date>
    <meta:editing-duration>PT23M32S</meta:editing-duration>
    <meta:editing-cycles>7</meta:editing-cycles>
    <meta:document-statistic meta:table-count="0" meta:image-count="0" meta:object-count="0" meta:page-count="1" meta:paragraph-count="23" meta:word-count="97" meta:character-count="664" meta:non-whitespace-character-count="572"/>
  </office:meta>
</office:document-meta>
</file>